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751cm" fo:min-width="8.2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7.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179cm" fo:min-width="5.596cm"/>
      <style:paragraph-properties style:writing-mode="lr-tb"/>
    </style:style>
    <style:style style:name="gr5" style:family="graphic" style:parent-style-name="standard">
      <style:graphic-properties svg:stroke-width="0.159cm" svg:stroke-color="#5983b0" draw:marker-start-width="0.438cm" draw:marker-end="" draw:marker-end-width="0.438cm" draw:fill-color="#ffffff" draw:textarea-horizontal-align="justify" draw:textarea-vertical-align="middle" draw:auto-grow-height="false" fo:min-height="14.621cm" fo:min-width="8.247cm" fo:padding-top="0.204cm" fo:padding-bottom="0.204cm" fo:padding-left="0.329cm" fo:padding-right="0.329cm"/>
    </style:style>
    <style:style style:name="gr6" style:family="graphic" style:parent-style-name="standard">
      <style:graphic-properties draw:textarea-horizontal-align="justify" draw:textarea-vertical-align="middle" draw:auto-grow-height="false" fo:min-height="6.633cm" fo:min-width="5.85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87cm" fo:min-width="5.1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1cm" fo:min-width="7.2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63cm" fo:min-width="3.215cm"/>
      <style:paragraph-properties style:writing-mode="lr-tb"/>
    </style:style>
    <style:style style:name="gr10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4.621cm" fo:min-width="8.24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963cm" fo:min-width="3.214cm"/>
      <style:paragraph-properties style:writing-mode="lr-tb"/>
    </style:style>
    <style:style style:name="gr12" style:family="graphic" style:parent-style-name="standard">
      <style:graphic-properties svg:stroke-color="#5983b0" draw:fill-color="#ffffff" draw:opacity="89%" draw:textarea-horizontal-align="justify" draw:textarea-vertical-align="middle" draw:auto-grow-height="false" fo:min-height="11.794cm" fo:min-width="6.929cm"/>
    </style:style>
    <style:style style:name="gr13" style:family="graphic" style:parent-style-name="standard">
      <style:graphic-properties draw:textarea-horizontal-align="justify" draw:textarea-vertical-align="middle" draw:auto-grow-height="false" fo:min-height="3.068cm" fo:min-width="5.252cm"/>
      <style:paragraph-properties style:writing-mode="lr-tb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364cm" fo:min-width="5.252cm"/>
      <style:paragraph-properties style:writing-mode="lr-tb"/>
    </style:style>
    <style:style style:name="gr15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4.621cm" fo:min-width="8.247cm" fo:padding-top="0.204cm" fo:padding-bottom="0.204cm" fo:padding-left="0.329cm" fo:padding-right="0.329cm"/>
    </style:style>
    <style:style style:name="gr16" style:family="graphic" style:parent-style-name="standard">
      <style:graphic-properties draw:textarea-horizontal-align="justify" draw:textarea-vertical-align="middle" draw:auto-grow-height="false" fo:min-height="1.962cm" fo:min-width="3.21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3.3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4.32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211cm" fo:min-width="1.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2cm" fo:min-width="1.58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48cm" fo:min-width="1.6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3.94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5.34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5.21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5.21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7.882cm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top" draw:auto-grow-height="false" fo:min-height="8.971cm" fo:min-width="27.44cm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top" draw:auto-grow-height="false" fo:min-height="7.116cm" fo:min-width="27.44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3.641cm" fo:min-width="4.326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3.641cm" fo:min-width="4.199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3.641cm" fo:min-width="6.485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3.641cm" fo:min-width="4.199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306cm" fo:min-width="4.326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3.641cm" fo:min-width="4.32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3.306cm" fo:min-width="4.22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3.306cm" fo:min-width="6.48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306cm" fo:min-width="6.51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12cm" fo:min-width="4.326cm"/>
      <style:paragraph-properties style:writing-mode="lr-tb"/>
    </style:style>
    <style:style style:name="co1" style:family="table-column">
      <style:table-column-properties style:column-width="2.965cm" style:use-optimal-column-width="false"/>
    </style:style>
    <style:style style:name="co2" style:family="table-column">
      <style:table-column-properties style:column-width="2.966cm" style:use-optimal-column-width="false"/>
    </style:style>
    <style:style style:name="co3" style:family="table-column">
      <style:table-column-properties style:column-width="2.489cm" style:use-optimal-column-width="false"/>
    </style:style>
    <style:style style:name="ro1" style:family="table-row">
      <style:table-row-properties style:row-height="1.162cm" style:use-optimal-row-height="false"/>
    </style:style>
    <style:style style:name="ro2" style:family="table-row">
      <style:table-row-properties style:row-height="1.155cm" style:use-optimal-row-height="false"/>
    </style:style>
    <style:style style:name="ro3" style:family="table-row">
      <style:table-row-properties style:row-height="1.371cm" style:use-optimal-row-height="false"/>
    </style:style>
    <style:style style:name="ro4" style:family="table-row">
      <style:table-row-properties style:row-height="1.37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style:font-size-asian="15pt" style:font-size-complex="15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fffff" draw:opacity="89%"/>
      <style:paragraph-properties fo:text-align="center"/>
    </style:style>
    <style:style style:name="P8" style:family="paragraph">
      <loext:graphic-properties draw:opacity="100%" draw:opacity-name="Transparency_20_1"/>
      <style:paragraph-properties fo:text-align="center" style:writing-mode="lr-tb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b4c7dc"/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.016cm" svg:x="20.177cm" svg:y="1.254cm">
          <text:p text:style-name="P1">Player 1 Won this round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63cm" svg:height="8.001cm" svg:x="5.953cm" svg:y="3.159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78cm" svg:height="0.889cm" svg:x="1.508cm" svg:y="1.254cm">
          <text:p text:style-name="P1">Round Time: 0:45 <text:s/>| <text:s/>Dealer Deck: 90% <text:s/>| <text:s/>Player Deck: 95%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.016cm" svg:y="16.113cm">
          <text:p text:style-name="P1">Card 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8.493cm" svg:y="16.113cm">
          <text:p text:style-name="P1">Card 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14.97cm" svg:y="16.113cm">
          <text:p text:style-name="P1">Card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1.447cm" svg:y="16.113cm">
          <text:p text:style-name="P1">Card 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.016cm" svg:y="12.303cm">
          <text:p text:style-name="P1">Card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8.493cm" svg:y="12.303cm">
          <text:p text:style-name="P1">Card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14.97cm" svg:y="12.303cm">
          <text:p text:style-name="P1">Card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3.429cm" svg:x="21.447cm" svg:y="12.303cm">
          <text:p text:style-name="P1">Card 4</text:p>
          <draw:enhanced-geometry svg:viewBox="0 0 21600 21600" draw:type="rectangle" draw:enhanced-path="M 0 0 L 21600 0 21600 21600 0 21600 0 0 Z N"/>
        </draw:custom-shape>
        <draw:frame draw:style-name="standard" draw:layer="layout" svg:width="8.895cm" svg:height="8.126cm" svg:x="16.119cm" svg:y="3.0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Players</text:span></text:p>
              </table:table-cell>
              <table:table-cell>
                <text:p text:style-name="P3"><text:span text:style-name="T1">Points</text:span></text:p>
              </table:table-cell>
              <table:table-cell>
                <text:p text:style-name="P3"><text:span text:style-name="T1">Statu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Pending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Submitted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3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Judg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4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Pending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layer5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Submitted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Player6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Submitte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5" draw:text-style-name="P5" draw:layer="layout" svg:width="8.747cm" svg:height="14.871cm" svg:x="1cm" svg:y="2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1cm" svg:height="6.883cm" svg:x="2.198cm" svg:y="4.863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31cm" svg:height="0.737cm" svg:x="1.24cm" svg:y="2.897cm">
          <text:p text:style-name="P1">Round Time: 0:4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89cm" svg:height="0.861cm" svg:x="1.479cm" svg:y="16.17cm">
          <text:p text:style-name="P1">Player 1 Won this round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15cm" svg:height="2.213cm" svg:x="1.479cm" svg:y="13.466cm">
          <text:p text:style-name="P1">View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15cm" svg:height="2.213cm" svg:x="5.433cm" svg:y="13.466cm">
          <text:p text:style-name="P1">View</text:p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747cm" svg:height="14.871cm" svg:x="10.346cm" svg:y="2.651cm">
          <text:p text:style-name="P1">z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1cm" svg:height="6.883cm" svg:x="11.544cm" svg:y="4.863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31cm" svg:height="0.737cm" svg:x="10.586cm" svg:y="2.897cm">
          <text:p text:style-name="P1">Round Time: 0:4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15cm" svg:height="2.213cm" svg:x="10.825cm" svg:y="13.466cm">
          <text:p text:style-name="P1">View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14cm" svg:height="2.213cm" svg:x="14.78cm" svg:y="13.466cm">
          <text:p text:style-name="P1">View</text:p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429cm" svg:height="12.044cm" svg:x="10.945cm" svg:y="4.1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2cm" svg:height="3.318cm" svg:x="11.809cm" svg:y="4.372cm">
          <text:p text:style-name="P1">Card 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2cm" svg:height="3.318cm" svg:x="11.809cm" svg:y="8.059cm">
          <text:p text:style-name="P1">Card 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52cm" svg:height="3.318cm" svg:x="11.809cm" svg:y="11.746cm">
          <text:p text:style-name="P1">Card 3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752cm" svg:height="0.614cm" svg:x="11.809cm" svg:y="15.5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8.747cm" svg:height="14.871cm" svg:x="19.796cm" svg:y="2.6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1cm" svg:height="6.883cm" svg:x="20.994cm" svg:y="4.851cm">
          <text:p text:style-name="P1">Dealer Ques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631cm" svg:height="0.737cm" svg:x="20.036cm" svg:y="2.885cm">
          <text:p text:style-name="P1">Round Time: 0:4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15cm" svg:height="2.212cm" svg:x="20.275cm" svg:y="13.454cm">
          <text:p text:style-name="P1">View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15cm" svg:height="2.212cm" svg:x="24.229cm" svg:y="13.454cm">
          <text:p text:style-name="P1">View</text:p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429cm" svg:height="12.044cm" svg:x="20.395cm" svg:y="4.1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66cm" svg:height="9.599cm" svg:x="20.411cm" svg:y="4.45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2"><text:span text:style-name="T1">Players</text:span></text:p>
              </table:table-cell>
              <table:table-cell>
                <text:p text:style-name="P3"><text:span text:style-name="T1">Points</text:span></text:p>
              </table:table-cell>
              <table:table-cell>
                <text:p text:style-name="P3"><text:span text:style-name="T1">Status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1</text:span></text:p>
              </table:table-cell>
              <table:table-cell>
                <text:p text:style-name="P3"><text:span text:style-name="T1">1</text:span></text:p>
              </table:table-cell>
              <table:table-cell table:style-name="ce2">
                <text:p text:style-name="P9"><text:span text:style-name="T2">Pending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2</text:span></text:p>
              </table:table-cell>
              <table:table-cell>
                <text:p text:style-name="P3"><text:span text:style-name="T1">1</text:span></text:p>
              </table:table-cell>
              <table:table-cell table:style-name="ce2">
                <text:p text:style-name="P9"><text:span text:style-name="T2">Submitted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3</text:span></text:p>
              </table:table-cell>
              <table:table-cell>
                <text:p text:style-name="P3"><text:span text:style-name="T1">3</text:span></text:p>
              </table:table-cell>
              <table:table-cell table:style-name="ce2">
                <text:p text:style-name="P9"><text:span text:style-name="T2">Judge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4</text:span></text:p>
              </table:table-cell>
              <table:table-cell>
                <text:p text:style-name="P3"><text:span text:style-name="T1">0</text:span></text:p>
              </table:table-cell>
              <table:table-cell table:style-name="ce2">
                <text:p text:style-name="P9"><text:span text:style-name="T2">Pending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Player5</text:span></text:p>
              </table:table-cell>
              <table:table-cell>
                <text:p text:style-name="P3"><text:span text:style-name="T1">2</text:span></text:p>
              </table:table-cell>
              <table:table-cell table:style-name="ce2">
                <text:p text:style-name="P9"><text:span text:style-name="T2">Submitted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1">Player6</text:span></text:p>
              </table:table-cell>
              <table:table-cell>
                <text:p text:style-name="P3"><text:span text:style-name="T1">0</text:span></text:p>
              </table:table-cell>
              <table:table-cell table:style-name="ce2">
                <text:p text:style-name="P9"><text:span text:style-name="T2">Submitted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custom-shape draw:style-name="gr17" draw:text-style-name="P1" xml:id="id17" draw:id="id17" draw:layer="layout" svg:width="3.81cm" svg:height="1.397cm" svg:x="9.455cm" svg:y="18.399cm">
          <text:p text:style-name="P1">Start Roun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" xml:id="id16" draw:id="id16" draw:layer="layout" svg:width="3.81cm" svg:height="1.397cm" svg:x="4.121cm" svg:y="16.367cm">
          <text:p text:style-name="P1">Start Tim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xml:id="id13" draw:id="id13" draw:layer="layout" svg:width="5.715cm" svg:height="1.905cm" svg:x="8.439cm" svg:y="10.144cm">
          <text:p text:style-name="P1">Dealer Deck</text:p>
          <draw:enhanced-geometry svg:viewBox="0 0 21600 21600" draw:type="rectangle" draw:enhanced-path="M 0 0 L 21600 0 21600 21600 0 21600 0 0 Z N"/>
        </draw:custom-shape>
        <draw:custom-shape draw:style-name="gr19" draw:text-style-name="P1" xml:id="id19" draw:id="id19" draw:layer="layout" svg:width="4.826cm" svg:height="2.54cm" svg:x="15.297cm" svg:y="12.938cm">
          <text:p text:style-name="P1">Deal Cards</text:p>
          <text:p text:style-name="P1">Round Robbin</text:p>
          <text:p text:style-name="P1">to hand count</text:p>
          <draw:enhanced-geometry svg:viewBox="0 0 21600 21600" draw:type="rectangle" draw:enhanced-path="M 0 0 L 21600 0 21600 21600 0 21600 0 0 Z N"/>
        </draw:custom-shape>
        <draw:custom-shape draw:style-name="gr18" draw:text-style-name="P1" xml:id="id18" draw:id="id18" draw:layer="layout" svg:width="5.715cm" svg:height="1.905cm" svg:x="14.916cm" svg:y="10.144cm">
          <text:p text:style-name="P1">Player Deck</text:p>
          <draw:enhanced-geometry svg:viewBox="0 0 21600 21600" draw:type="rectangle" draw:enhanced-path="M 0 0 L 21600 0 21600 21600 0 21600 0 0 Z N"/>
        </draw:custom-shape>
        <draw:custom-shape draw:style-name="gr20" draw:text-style-name="P1" xml:id="id23" draw:id="id23" draw:layer="layout" svg:width="6.35cm" svg:height="1.778cm" svg:x="22.101cm" svg:y="10.244cm">
          <text:p text:style-name="P1">Check if decks are</text:p>
          <text:p text:style-name="P1">Under 15, reshuffl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" draw:id="id1" draw:layer="layout" svg:width="3.81cm" svg:height="1.397cm" svg:x="1.508cm" svg:y="3.413cm">
          <text:p text:style-name="P1">Create</text:p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3" draw:id="id3" draw:layer="layout" svg:width="3.81cm" svg:height="1.397cm" svg:x="1.508cm" svg:y="5.191cm">
          <text:p text:style-name="P1">Join</text:p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" draw:id="id2" draw:layer="layout" svg:width="3.81cm" svg:height="1.397cm" svg:x="6.715cm" svg:y="3.413cm">
          <text:p text:style-name="P1">Generate</text:p>
          <text:p text:style-name="P1">Game 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4" draw:id="id4" draw:layer="layout" svg:width="3.81cm" svg:height="1.397cm" svg:x="6.715cm" svg:y="5.191cm">
          <text:p text:style-name="P1">Enter</text:p>
          <text:p text:style-name="P1">Game 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5.318cm" svg:y1="4.112cm" svg:x2="6.715cm" svg:y2="4.112cm" draw:start-shape="id1" draw:start-glue-point="7" draw:end-shape="id2" draw:end-glue-point="5" svg:d="M5318 4112h1397" svg:viewBox="0 0 1398 1">
          <text:p/>
        </draw:connector>
        <draw:connector draw:style-name="gr21" draw:text-style-name="P10" draw:layer="layout" draw:type="line" svg:x1="5.318cm" svg:y1="5.89cm" svg:x2="6.715cm" svg:y2="5.89cm" draw:start-shape="id3" draw:start-glue-point="7" draw:end-shape="id4" draw:end-glue-point="5" svg:d="M5318 5890h1397" svg:viewBox="0 0 1398 1">
          <text:p/>
        </draw:connector>
        <draw:custom-shape draw:style-name="gr17" draw:text-style-name="P1" xml:id="id5" draw:id="id5" draw:layer="layout" svg:width="3.81cm" svg:height="1.397cm" svg:x="12.557cm" svg:y="4.302cm">
          <text:p text:style-name="P1">Game</text:p>
          <text:p text:style-name="P1">Lobb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0.525cm" svg:y1="4.112cm" svg:x2="12.557cm" svg:y2="5.001cm" draw:start-shape="id2" draw:start-glue-point="7" draw:end-shape="id5" draw:end-glue-point="5" svg:d="M10525 4112l2032 889" svg:viewBox="0 0 2033 890">
          <text:p/>
        </draw:connector>
        <draw:connector draw:style-name="gr21" draw:text-style-name="P10" draw:layer="layout" draw:type="line" svg:x1="10.525cm" svg:y1="5.89cm" svg:x2="12.557cm" svg:y2="5cm" draw:start-shape="id4" draw:start-glue-point="7" draw:end-shape="id5" svg:d="M10525 5890l2032-890" svg:viewBox="0 0 2033 891">
          <text:p/>
        </draw:connector>
        <draw:custom-shape draw:style-name="gr22" draw:text-style-name="P1" xml:id="id6" draw:id="id6" draw:layer="layout" svg:width="4.699cm" svg:height="2.921cm" svg:x="17.764cm" svg:y="3.54cm">
          <text:p text:style-name="P1">X or More</text:p>
          <text:p text:style-name="P1">Player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10" draw:layer="layout" draw:type="line" svg:x1="16.367cm" svg:y1="5.001cm" svg:x2="17.764cm" svg:y2="5.001cm" draw:start-shape="id5" draw:start-glue-point="7" draw:end-shape="id6" draw:end-glue-point="5" svg:d="M16367 5001h1397" svg:viewBox="0 0 1398 1">
          <text:p/>
        </draw:connector>
        <draw:custom-shape draw:style-name="gr23" draw:text-style-name="P1" xml:id="id7" draw:id="id7" draw:layer="layout" svg:width="2.083cm" svg:height="1.012cm" svg:x="23.809cm" svg:y="4.556cm">
          <text:p text:style-name="P1">N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xml:id="id8" draw:id="id8" draw:layer="layout" svg:width="2.083cm" svg:height="1.012cm" svg:x="19.034cm" svg:y="1.508cm">
          <text:p text:style-name="P1">Wa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xml:id="id9" draw:id="id9" draw:layer="layout" svg:width="2.083cm" svg:height="1.012cm" svg:x="19.105cm" svg:y="7.604cm">
          <text:p text:style-name="P1">Y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22.463cm" svg:y1="5.001cm" svg:x2="23.809cm" svg:y2="5.062cm" draw:start-shape="id6" draw:start-glue-point="7" draw:end-shape="id7" draw:end-glue-point="5" svg:d="M22463 5001l1346 61" svg:viewBox="0 0 1347 62">
          <text:p/>
        </draw:connector>
        <draw:connector draw:style-name="gr21" draw:text-style-name="P10" draw:layer="layout" draw:type="line" svg:x1="20.076cm" svg:y1="2.52cm" svg:x2="20.114cm" svg:y2="3.54cm" draw:start-shape="id8" draw:start-glue-point="6" draw:end-shape="id6" draw:end-glue-point="4" svg:d="M20076 2520l38 1020" svg:viewBox="0 0 39 1021">
          <text:p/>
        </draw:connector>
        <draw:connector draw:style-name="gr21" draw:text-style-name="P10" draw:layer="layout" draw:type="line" svg:x1="24.851cm" svg:y1="4.556cm" svg:x2="21.117cm" svg:y2="2.014cm" draw:start-shape="id7" draw:start-glue-point="4" draw:end-shape="id8" draw:end-glue-point="7" svg:d="M24851 4556l-3734-2542" svg:viewBox="0 0 3735 2543">
          <text:p/>
        </draw:connector>
        <draw:custom-shape draw:style-name="gr24" draw:text-style-name="P1" xml:id="id10" draw:id="id10" draw:layer="layout" svg:width="2.159cm" svg:height="2.159cm" svg:x="15.986cm" svg:y="6.969cm">
          <text:p text:style-name="P1">Start</text:p>
          <text:p text:style-name="P1">Game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1" draw:text-style-name="P10" draw:layer="layout" draw:type="line" svg:x1="20.114cm" svg:y1="6.461cm" svg:x2="20.147cm" svg:y2="7.604cm" draw:end-shape="id9" draw:end-glue-point="4" svg:d="M20114 6461l33 1143" svg:viewBox="0 0 34 1144">
          <text:p/>
        </draw:connector>
        <draw:connector draw:style-name="gr21" draw:text-style-name="P10" draw:layer="layout" draw:type="line" svg:x1="19.105cm" svg:y1="8.11cm" svg:x2="18.145cm" svg:y2="8.049cm" draw:start-shape="id9" draw:start-glue-point="5" draw:end-shape="id10" draw:end-glue-point="7" svg:d="M19105 8110l-960-61" svg:viewBox="0 0 961 62">
          <text:p/>
        </draw:connector>
        <draw:custom-shape draw:style-name="gr22" draw:text-style-name="P1" xml:id="id11" draw:id="id11" draw:layer="layout" svg:width="4.699cm" svg:height="2.921cm" svg:x="8.947cm" svg:y="12.938cm">
          <text:p text:style-name="P1">Choose</text:p>
          <text:p text:style-name="P1">1 of X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3.81cm" svg:height="1.016cm" svg:x="9.455cm" svg:y="16.621cm">
          <text:p text:style-name="P1">Card Picked</text:p>
          <draw:enhanced-geometry svg:viewBox="0 0 21600 21600" draw:type="rectangle" draw:enhanced-path="M 0 0 L 21600 0 21600 21600 0 21600 0 0 Z N"/>
        </draw:custom-shape>
        <draw:custom-shape draw:style-name="gr26" draw:text-style-name="P1" xml:id="id12" draw:id="id12" draw:layer="layout" svg:width="4.445cm" svg:height="1.016cm" svg:x="1.708cm" svg:y="13.954cm">
          <text:p text:style-name="P1">Cards Unused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8.947cm" svg:y1="14.399cm" svg:x2="6.153cm" svg:y2="14.462cm" draw:start-shape="id11" draw:start-glue-point="5" draw:end-shape="id12" draw:end-glue-point="1" svg:d="M8947 14399l-2794 63" svg:viewBox="0 0 2795 64">
          <text:p/>
        </draw:connector>
        <draw:connector draw:style-name="gr21" draw:text-style-name="P10" draw:layer="layout" draw:type="line" svg:x1="11.296cm" svg:y1="12.049cm" svg:x2="11.297cm" svg:y2="12.938cm" draw:start-shape="id13" draw:start-glue-point="2" draw:end-shape="id11" draw:end-glue-point="4" svg:d="M11296 12049l1 889" svg:viewBox="0 0 2 890">
          <text:p/>
        </draw:connector>
        <draw:connector draw:style-name="gr21" draw:text-style-name="P10" draw:layer="layout" draw:type="line" svg:x1="11.297cm" svg:y1="15.859cm" svg:x2="11.36cm" svg:y2="16.621cm" draw:start-shape="id11" draw:start-glue-point="6" draw:end-shape="id14" draw:end-glue-point="0" svg:d="M11297 15859l63 762" svg:viewBox="0 0 64 763">
          <text:p/>
        </draw:connector>
        <draw:custom-shape draw:style-name="gr27" draw:text-style-name="P1" xml:id="id15" draw:id="id15" draw:layer="layout" svg:width="5.842cm" svg:height="1.778cm" svg:x="1cm" svg:y="10.244cm">
          <text:p text:style-name="P1">Place unused cards</text:p>
          <text:p text:style-name="P1">randomly in deck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3.93cm" svg:y1="13.954cm" svg:x2="3.921cm" svg:y2="12.022cm" draw:start-shape="id12" draw:start-glue-point="0" draw:end-shape="id15" draw:end-glue-point="2" svg:d="M3930 13954l-9-1932" svg:viewBox="0 0 10 1933">
          <text:p/>
        </draw:connector>
        <draw:connector draw:style-name="gr21" draw:text-style-name="P10" draw:layer="layout" draw:type="line" svg:x1="6.842cm" svg:y1="11.133cm" svg:x2="8.439cm" svg:y2="11.096cm" draw:start-shape="id15" draw:start-glue-point="1" draw:end-shape="id13" draw:end-glue-point="3" svg:d="M6842 11133l1597-37" svg:viewBox="0 0 1598 38">
          <text:p/>
        </draw:connector>
        <draw:connector draw:style-name="gr21" draw:text-style-name="P10" draw:layer="layout" draw:type="line" svg:x1="9.455cm" svg:y1="17.129cm" svg:x2="7.931cm" svg:y2="17.066cm" draw:start-shape="id14" draw:start-glue-point="3" draw:end-shape="id16" draw:end-glue-point="7" svg:d="M9455 17129l-1524-63" svg:viewBox="0 0 1525 64">
          <text:p/>
        </draw:connector>
        <draw:connector draw:style-name="gr21" draw:text-style-name="P10" draw:layer="layout" draw:type="line" svg:x1="11.36cm" svg:y1="17.637cm" svg:x2="11.36cm" svg:y2="18.399cm" draw:start-shape="id14" draw:start-glue-point="2" draw:end-shape="id17" draw:end-glue-point="4" svg:d="M11360 17637v762" svg:viewBox="0 0 1 763">
          <text:p/>
        </draw:connector>
        <draw:connector draw:style-name="gr21" draw:text-style-name="P10" draw:layer="layout" draw:type="line" svg:x1="17.773cm" svg:y1="12.049cm" svg:x2="17.71cm" svg:y2="12.938cm" draw:start-shape="id18" draw:start-glue-point="2" draw:end-shape="id19" draw:end-glue-point="0" svg:d="M17773 12049l-63 889" svg:viewBox="0 0 64 890">
          <text:p/>
        </draw:connector>
        <draw:custom-shape draw:style-name="gr28" draw:text-style-name="P1" xml:id="id25" draw:id="id25" draw:layer="layout" svg:width="5.715cm" svg:height="1.27cm" svg:x="14.943cm" svg:y="18.499cm">
          <text:p text:style-name="P1">Players pick cards</text:p>
          <draw:enhanced-geometry svg:viewBox="0 0 21600 21600" draw:type="rectangle" draw:enhanced-path="M 0 0 L 21600 0 21600 21600 0 21600 0 0 Z N"/>
        </draw:custom-shape>
        <draw:custom-shape draw:style-name="gr29" draw:text-style-name="P1" xml:id="id26" draw:id="id26" draw:layer="layout" svg:width="5.715cm" svg:height="1.524cm" svg:x="14.97cm" svg:y="16.24cm">
          <text:p text:style-name="P1">Timer ends or</text:p>
          <text:p text:style-name="P1">All cards submitted</text:p>
          <draw:enhanced-geometry svg:viewBox="0 0 21600 21600" draw:type="rectangle" draw:enhanced-path="M 0 0 L 21600 0 21600 21600 0 21600 0 0 Z N"/>
        </draw:custom-shape>
        <draw:custom-shape draw:style-name="gr29" draw:text-style-name="P1" xml:id="id20" draw:id="id20" draw:layer="layout" svg:width="5.715cm" svg:height="1.524cm" svg:x="22.474cm" svg:y="17.172cm">
          <text:p text:style-name="P1">Dealer Picks</text:p>
          <text:p text:style-name="P1">Winning Card</text:p>
          <draw:enhanced-geometry svg:viewBox="0 0 21600 21600" draw:type="rectangle" draw:enhanced-path="M 0 0 L 21600 0 21600 21600 0 21600 0 0 Z N"/>
        </draw:custom-shape>
        <draw:custom-shape draw:style-name="gr20" draw:text-style-name="P1" xml:id="id21" draw:id="id21" draw:layer="layout" svg:width="6.35cm" svg:height="1.778cm" svg:x="22.101cm" svg:y="14.832cm">
          <text:p text:style-name="P1">Model Displayed</text:p>
          <text:p text:style-name="P1">Winner gets a point</text:p>
          <draw:enhanced-geometry svg:viewBox="0 0 21600 21600" draw:type="rectangle" draw:enhanced-path="M 0 0 L 21600 0 21600 21600 0 21600 0 0 Z N"/>
        </draw:custom-shape>
        <draw:custom-shape draw:style-name="gr20" draw:text-style-name="P1" xml:id="id22" draw:id="id22" draw:layer="layout" svg:width="6.35cm" svg:height="1.778cm" svg:x="22.074cm" svg:y="12.492cm">
          <text:p text:style-name="P1">Dealer position</text:p>
          <text:p text:style-name="P1">Is rotated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25.331cm" svg:y1="17.172cm" svg:x2="25.276cm" svg:y2="16.61cm" draw:start-shape="id20" draw:start-glue-point="0" draw:end-shape="id21" draw:end-glue-point="2" svg:d="M25331 17172l-55-562" svg:viewBox="0 0 56 563">
          <text:p/>
        </draw:connector>
        <draw:connector draw:style-name="gr21" draw:text-style-name="P10" draw:layer="layout" draw:type="line" svg:x1="25.276cm" svg:y1="14.832cm" svg:x2="25.249cm" svg:y2="14.27cm" draw:start-shape="id21" draw:start-glue-point="0" draw:end-shape="id22" draw:end-glue-point="2" svg:d="M25276 14832l-27-562" svg:viewBox="0 0 28 563">
          <text:p/>
        </draw:connector>
        <draw:connector draw:style-name="gr21" draw:text-style-name="P10" draw:layer="layout" draw:type="line" svg:x1="25.249cm" svg:y1="12.492cm" svg:x2="25.276cm" svg:y2="12.022cm" draw:start-shape="id22" draw:start-glue-point="0" draw:end-shape="id23" draw:end-glue-point="2" svg:d="M25249 12492l27-470" svg:viewBox="0 0 28 471">
          <text:p/>
        </draw:connector>
        <draw:custom-shape draw:style-name="gr30" draw:text-style-name="P1" xml:id="id24" draw:id="id24" draw:layer="layout" svg:width="8.382cm" svg:height="0.889cm" svg:x="6.68cm" svg:y="7.577cm">
          <text:p text:style-name="P1">Shuffle Dealer/Player Decks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line" svg:x1="15.986cm" svg:y1="8.049cm" svg:x2="15.062cm" svg:y2="8.021cm" draw:start-shape="id10" draw:start-glue-point="5" draw:end-shape="id24" draw:end-glue-point="1" svg:d="M15986 8049l-924-28" svg:viewBox="0 0 925 29">
          <text:p/>
        </draw:connector>
        <draw:connector draw:style-name="gr21" draw:text-style-name="P10" draw:layer="layout" draw:type="line" svg:x1="10.871cm" svg:y1="8.466cm" svg:x2="11.296cm" svg:y2="10.144cm" draw:start-shape="id24" draw:start-glue-point="2" draw:end-shape="id13" draw:end-glue-point="0" svg:d="M10871 8466l425 1678" svg:viewBox="0 0 426 1679">
          <text:p/>
        </draw:connector>
        <draw:connector draw:style-name="gr21" draw:text-style-name="P10" draw:layer="layout" draw:type="line" svg:x1="10.871cm" svg:y1="8.466cm" svg:x2="17.773cm" svg:y2="10.144cm" draw:start-shape="id24" draw:start-glue-point="2" draw:end-shape="id18" draw:end-glue-point="0" svg:d="M10871 8466l6902 1678" svg:viewBox="0 0 6903 1679">
          <text:p/>
        </draw:connector>
        <draw:connector draw:style-name="gr21" draw:text-style-name="P10" draw:layer="layout" draw:type="line" svg:x1="13.265cm" svg:y1="19.098cm" svg:x2="14.943cm" svg:y2="19.134cm" draw:start-shape="id17" draw:start-glue-point="7" draw:end-shape="id25" draw:end-glue-point="3" svg:d="M13265 19098l1678 36" svg:viewBox="0 0 1679 37">
          <text:p/>
        </draw:connector>
        <draw:connector draw:style-name="gr21" draw:text-style-name="P10" draw:layer="layout" draw:type="line" svg:x1="22.101cm" svg:y1="11.133cm" svg:x2="20.631cm" svg:y2="11.096cm" draw:start-shape="id23" draw:start-glue-point="3" draw:end-shape="id18" draw:end-glue-point="1" svg:d="M22101 11133l-1470-37" svg:viewBox="0 0 1471 38">
          <text:p/>
        </draw:connector>
        <draw:connector draw:style-name="gr21" draw:text-style-name="P10" draw:layer="layout" draw:type="line" svg:x1="17.8cm" svg:y1="18.499cm" svg:x2="17.827cm" svg:y2="17.764cm" draw:start-shape="id25" draw:start-glue-point="0" draw:end-shape="id26" draw:end-glue-point="2" svg:d="M17800 18499l27-735" svg:viewBox="0 0 28 736">
          <text:p/>
        </draw:connector>
        <draw:connector draw:style-name="gr21" draw:text-style-name="P10" draw:layer="layout" draw:type="line" svg:x1="20.685cm" svg:y1="17.002cm" svg:x2="22.474cm" svg:y2="17.934cm" draw:start-shape="id26" draw:start-glue-point="1" draw:end-shape="id20" draw:end-glue-point="3" svg:d="M20685 17002l1789 932" svg:viewBox="0 0 1790 933">
          <text:p/>
        </draw:connector>
      </draw:page>
      <draw:page draw:name="page4" draw:style-name="dp1" draw:master-page-name="Default">
        <draw:custom-shape draw:style-name="gr31" draw:text-style-name="P12" draw:layer="layout" svg:width="27.94cm" svg:height="9.221cm" svg:x="0.846cm" svg:y="10.779cm">
          <text:p text:style-name="P11">Reactive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7.94cm" svg:height="7.366cm" svg:x="0.873cm" svg:y="0.992cm">
          <text:p text:style-name="P11">Server Loop</text:p>
          <draw:enhanced-geometry svg:viewBox="0 0 21600 21600" draw:type="rectangle" draw:enhanced-path="M 0 0 L 21600 0 21600 21600 0 21600 0 0 Z N"/>
        </draw:custom-shape>
        <draw:custom-shape draw:style-name="gr33" draw:text-style-name="P13" xml:id="id28" draw:id="id28" draw:layer="layout" svg:width="4.826cm" svg:height="3.891cm" svg:x="6.294cm" svg:y="3.681cm">
          <text:p text:style-name="P13"><text:span text:style-name="T3">Server to All</text:span></text:p>
          <text:p text:style-name="P14">{ Mode: pick,</text:p>
          <text:p text:style-name="P14">Judge Card: None,<text:line-break/>Timer: 30s,</text:p>
          <text:p text:style-name="P14">Round Cards: None,</text:p>
          <text:p text:style-name="P14">Winner: None,</text:p>
          <text:p text:style-name="P14"><text:span text:style-name="T3">Players:[{},{},{},{}],</text:span></text:p>
          <text:p text:style-name="P13"><text:span text:style-name="T3">Judge: PlayerY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6" xml:id="id29" draw:id="id29" draw:layer="layout" svg:width="4.699cm" svg:height="3.891cm" svg:x="11.528cm" svg:y="3.681cm">
          <text:p text:style-name="P15"><text:span text:style-name="T2">Server to All</text:span></text:p>
          <text:p text:style-name="P2"><text:span text:style-name="T2">{ Mode: play,</text:span></text:p>
          <text:p text:style-name="P2"><text:span text:style-name="T2">Judge Card: 22,</text:span></text:p>
          <text:p text:style-name="P2"><text:span text:style-name="T2">Step Timer: 60s,</text:span></text:p>
          <text:p text:style-name="P2"><text:span text:style-name="T2">Round Cards: None,</text:span></text:p>
          <text:p text:style-name="P15"><text:span text:style-name="T2">Winner: None,</text:span></text:p>
          <text:p text:style-name="P15"><text:span text:style-name="T2">Players:[{},{},{},{}],</text:span></text:p>
          <text:p text:style-name="P15"><text:span text:style-name="T2">Judge: PlayerY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6" xml:id="id30" draw:id="id30" draw:layer="layout" svg:width="6.985cm" svg:height="3.891cm" svg:x="16.608cm" svg:y="3.681cm">
          <text:p text:style-name="P15"><text:span text:style-name="T2">Server to All</text:span></text:p>
          <text:p text:style-name="P2"><text:span text:style-name="T2">{ Mode: judge,</text:span></text:p>
          <text:p text:style-name="P2"><text:span text:style-name="T2">Judge Card: 22,</text:span></text:p>
          <text:p text:style-name="P2"><text:span text:style-name="T2">Step Timer: 120s,</text:span></text:p>
          <text:p text:style-name="P2"><text:span text:style-name="T2">Round Cards: [5432,234,2643,322],</text:span></text:p>
          <text:p text:style-name="P15"><text:span text:style-name="T2">Winner: None,</text:span></text:p>
          <text:p text:style-name="P15"><text:span text:style-name="T2">Players:[{},{},{},{}],</text:span></text:p>
          <text:p text:style-name="P15"><text:span text:style-name="T2">Judge: PlayerY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6" xml:id="id31" draw:id="id31" draw:layer="layout" svg:width="4.699cm" svg:height="3.891cm" svg:x="24.001cm" svg:y="3.681cm">
          <text:p text:style-name="P15"><text:span text:style-name="T2">Server to All</text:span></text:p>
          <text:p text:style-name="P2"><text:span text:style-name="T2">{ Mode: final,</text:span></text:p>
          <text:p text:style-name="P2"><text:span text:style-name="T2">Judge Card: 22,</text:span></text:p>
          <text:p text:style-name="P2"><text:span text:style-name="T2">Step Timer: 15s,</text:span></text:p>
          <text:p text:style-name="P2"><text:span text:style-name="T2">Round Cards: None,</text:span></text:p>
          <text:p text:style-name="P15"><text:span text:style-name="T2">Winner: 234,</text:span></text:p>
          <text:p text:style-name="P15"><text:span text:style-name="T4">Players:[{},{},{},{}],</text:span></text:p>
          <text:p text:style-name="P15"><text:span text:style-name="T2">Judge: PlayerY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4" xml:id="id36" draw:id="id36" draw:layer="layout" svg:width="4.826cm" svg:height="3.556cm" svg:x="0.973cm" svg:y="11.753cm">
          <text:p text:style-name="P14">Player Joins Room</text:p>
          <text:p text:style-name="P14">{Name: “PlayerX”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3" xml:id="id27" draw:id="id27" draw:layer="layout" svg:width="4.826cm" svg:height="3.891cm" svg:x="1cm" svg:y="3.681cm">
          <text:p text:style-name="P13"><text:span text:style-name="T3">Server to All</text:span></text:p>
          <text:p text:style-name="P14">{ Mode: Lobby,</text:p>
          <text:p text:style-name="P14">Judge Card: None,<text:line-break/>Timer: None,</text:p>
          <text:p text:style-name="P14">Round Cards: None,</text:p>
          <text:p text:style-name="P14">Winner: None,</text:p>
          <text:p text:style-name="P14">Players:[{},{}],</text:p>
          <text:p text:style-name="P14">Judge: PlayerY 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4" xml:id="id32" draw:id="id32" draw:layer="layout" svg:width="4.826cm" svg:height="3.556cm" svg:x="6.28cm" svg:y="11.753cm">
          <text:p text:style-name="P14">Server Replies</text:p>
          <text:p text:style-name="P14">{ Name: “PlayerX”,</text:p>
          <text:p text:style-name="P14">Cards:[{},{},{},{},{}],</text:p>
          <text:p text:style-name="P14">RoundCard: None }</text:p>
          <text:p text:style-name="P14">Server updates JSON</text:p>
          <text:p text:style-name="P14">Status.Players.add({}) or</text:p>
          <text:p text:style-name="P14">Status.Players.Name=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xml:id="id34" draw:id="id34" draw:layer="layout" svg:width="4.726cm" svg:height="3.556cm" svg:x="16.587cm" svg:y="11.753cm">
          <text:p text:style-name="P14">All Players Reply</text:p>
          <text:p text:style-name="P14">{ Name: “PlayerX”,</text:p>
          <text:p text:style-name="P14">Cards:[{},{},{},{},{}],</text:p>
          <text:p text:style-name="P13"><text:span text:style-name="T3">RoundCard:234 }</text:span></text:p>
          <text:p text:style-name="P14">Server updates JSON</text:p>
          <text:p text:style-name="P14">Status.RCards.add({}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4" xml:id="id33" draw:id="id33" draw:layer="layout" svg:width="4.826cm" svg:height="3.556cm" svg:x="6.28cm" svg:y="16.352cm">
          <text:p text:style-name="P14">Server to All</text:p>
          <text:p text:style-name="P14">Message: Player 1</text:p>
          <text:p text:style-name="P14">Join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xml:id="id35" draw:id="id35" draw:layer="layout" svg:width="4.726cm" svg:height="3.556cm" svg:x="16.587cm" svg:y="16.352cm">
          <text:p text:style-name="P14">Server to All</text:p>
          <text:p text:style-name="P14">Message: Player 1</text:p>
          <text:p text:style-name="P14">Picked Car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svg:x1="5.826cm" svg:y1="5.627cm" svg:x2="6.294cm" svg:y2="5.627cm" draw:start-shape="id27" draw:start-glue-point="7" draw:end-shape="id28" draw:end-glue-point="5" svg:d="M5826 5627h468" svg:viewBox="0 0 469 1">
          <text:p/>
        </draw:connector>
        <draw:connector draw:style-name="gr21" draw:text-style-name="P10" draw:layer="layout" svg:x1="11.12cm" svg:y1="5.627cm" svg:x2="11.528cm" svg:y2="5.627cm" draw:start-shape="id28" draw:start-glue-point="7" draw:end-shape="id29" draw:end-glue-point="5" svg:d="M11120 5627h408" svg:viewBox="0 0 409 1">
          <text:p/>
        </draw:connector>
        <draw:connector draw:style-name="gr21" draw:text-style-name="P10" draw:layer="layout" svg:x1="16.227cm" svg:y1="5.627cm" svg:x2="16.608cm" svg:y2="5.627cm" draw:start-shape="id29" draw:start-glue-point="7" draw:end-shape="id30" draw:end-glue-point="5" svg:d="M16227 5627h381" svg:viewBox="0 0 382 1">
          <text:p/>
        </draw:connector>
        <draw:connector draw:style-name="gr21" draw:text-style-name="P10" draw:layer="layout" svg:x1="23.593cm" svg:y1="5.627cm" svg:x2="24.001cm" svg:y2="5.627cm" draw:start-shape="id30" draw:start-glue-point="7" draw:end-shape="id31" draw:end-glue-point="5" svg:d="M23593 5627h408" svg:viewBox="0 0 409 1">
          <text:p/>
        </draw:connector>
        <draw:connector draw:style-name="gr21" draw:text-style-name="P10" draw:layer="layout" svg:x1="8.693cm" svg:y1="15.309cm" svg:x2="8.693cm" svg:y2="16.352cm" draw:start-shape="id32" draw:start-glue-point="6" draw:end-shape="id33" draw:end-glue-point="4" svg:d="M8693 15309v1043" svg:viewBox="0 0 1 1044">
          <text:p/>
        </draw:connector>
        <draw:connector draw:style-name="gr21" draw:text-style-name="P10" draw:layer="layout" svg:x1="18.95cm" svg:y1="15.309cm" svg:x2="18.95cm" svg:y2="16.352cm" draw:start-shape="id34" draw:start-glue-point="6" draw:end-shape="id35" draw:end-glue-point="4" svg:d="M18950 15309v1043" svg:viewBox="0 0 1 1044">
          <text:p/>
        </draw:connector>
        <draw:custom-shape draw:style-name="gr40" draw:text-style-name="P14" xml:id="id37" draw:id="id37" draw:layer="layout" svg:width="6.985cm" svg:height="3.556cm" svg:x="21.694cm" svg:y="11.753cm">
          <text:p text:style-name="P14">Judge Replies</text:p>
          <text:p text:style-name="P14">{ Name: “PlayerY”,</text:p>
          <text:p text:style-name="P14">Winner:234<text:span text:style-name="T3"> }</text:span></text:p>
          <text:p text:style-name="P14">Server updates JSON</text:p>
          <text:p text:style-name="P14">Status.RCards.add({}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5.799cm" svg:y1="13.531cm" svg:x2="6.28cm" svg:y2="13.531cm" draw:start-shape="id36" draw:start-glue-point="7" draw:end-shape="id32" draw:end-glue-point="5" svg:d="M5799 13531h481" svg:viewBox="0 0 482 1">
          <text:p/>
        </draw:connector>
        <draw:custom-shape draw:style-name="gr41" draw:text-style-name="P14" xml:id="id38" draw:id="id38" draw:layer="layout" svg:width="7.012cm" svg:height="3.556cm" svg:x="21.667cm" svg:y="16.363cm">
          <text:p text:style-name="P14">Server to All</text:p>
          <text:p text:style-name="P14">Message: Winner, PlayerX!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curve" svg:x1="25.187cm" svg:y1="15.309cm" svg:x2="25.173cm" svg:y2="16.363cm" draw:start-shape="id37" draw:start-glue-point="6" draw:end-shape="id38" draw:end-glue-point="4" svg:d="M25187 15309c0 792-14 265-14 1054" svg:viewBox="0 0 15 1055">
          <text:p/>
        </draw:connector>
        <draw:connector draw:style-name="gr21" draw:text-style-name="P10" draw:layer="layout" draw:type="curve" svg:x1="26.351cm" svg:y1="3.681cm" svg:x2="8.707cm" svg:y2="3.681cm" draw:start-shape="id31" draw:start-glue-point="4" draw:end-shape="id28" draw:end-glue-point="4" svg:d="M26351 3681c0-753-17644-753-17644 0" svg:viewBox="0 0 17645 566">
          <text:p/>
        </draw:connector>
        <draw:connector draw:style-name="gr21" draw:text-style-name="P10" draw:layer="layout" draw:type="curve" svg:x1="13.878cm" svg:y1="7.572cm" svg:x2="18.95cm" svg:y2="11.753cm" draw:start-shape="id29" draw:start-glue-point="6" draw:end-shape="id34" draw:end-glue-point="4" svg:d="M13878 7572c0 3136 5072 1046 5072 4181" svg:viewBox="0 0 5073 4182">
          <text:p/>
        </draw:connector>
        <draw:custom-shape draw:style-name="gr39" draw:text-style-name="P14" xml:id="id39" draw:id="id39" draw:layer="layout" svg:width="4.726cm" svg:height="3.556cm" svg:x="11.488cm" svg:y="11.754cm">
          <text:p text:style-name="P14">Judge Replies</text:p>
          <text:p text:style-name="P14">{ Name: “PlayerY”,</text:p>
          <text:p text:style-name="P14"><text:span text:style-name="T3">JudgeCard:22 }</text:span></text:p>
          <text:p text:style-name="P14">Server updates JSON</text:p>
          <text:p text:style-name="P14">Status.Jcard=2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curve" svg:x1="8.707cm" svg:y1="7.572cm" svg:x2="13.851cm" svg:y2="11.754cm" draw:start-shape="id28" draw:start-glue-point="6" draw:end-shape="id39" draw:end-glue-point="4" svg:d="M8707 7572c0 3136 5144 1046 5144 4182" svg:viewBox="0 0 5145 4183">
          <text:p/>
        </draw:connector>
        <draw:connector draw:style-name="gr21" draw:text-style-name="P10" draw:layer="layout" draw:type="curve" svg:x1="13.851cm" svg:y1="11.754cm" svg:x2="13.878cm" svg:y2="7.572cm" draw:start-shape="id39" draw:start-glue-point="4" draw:end-shape="id29" draw:end-glue-point="6" svg:d="M13851 11754c0-3136 27-1046 27-4182" svg:viewBox="0 0 28 4183">
          <text:p/>
        </draw:connector>
        <draw:connector draw:style-name="gr21" draw:text-style-name="P10" draw:layer="layout" draw:type="curve" svg:x1="18.95cm" svg:y1="11.753cm" svg:x2="20.101cm" svg:y2="7.572cm" draw:start-shape="id34" draw:start-glue-point="4" draw:end-shape="id30" draw:end-glue-point="6" svg:d="M18950 11753c0-3135 1151-1045 1151-4181" svg:viewBox="0 0 1152 4182">
          <text:p/>
        </draw:connector>
        <draw:connector draw:style-name="gr21" draw:text-style-name="P10" draw:layer="layout" draw:type="curve" svg:x1="20.101cm" svg:y1="7.572cm" svg:x2="25.187cm" svg:y2="11.753cm" draw:start-shape="id30" draw:start-glue-point="6" draw:end-shape="id37" draw:end-glue-point="4" svg:d="M20101 7572c0 3136 5086 1046 5086 4181" svg:viewBox="0 0 5087 4182">
          <text:p/>
        </draw:connector>
        <draw:connector draw:style-name="gr21" draw:text-style-name="P10" draw:layer="layout" draw:type="curve" svg:x1="25.187cm" svg:y1="11.753cm" svg:x2="26.351cm" svg:y2="7.572cm" draw:start-shape="id37" draw:start-glue-point="4" draw:end-shape="id31" draw:end-glue-point="6" svg:d="M25187 11753c0-3135 1164-1045 1164-4181" svg:viewBox="0 0 1165 4182">
          <text:p/>
        </draw:connector>
        <draw:connector draw:style-name="gr21" draw:text-style-name="P10" draw:layer="layout" draw:type="curve" svg:x1="8.693cm" svg:y1="11.753cm" svg:x2="3.413cm" svg:y2="7.572cm" draw:start-shape="id32" draw:start-glue-point="4" draw:end-shape="id27" draw:end-glue-point="6" svg:d="M8693 11753c0-3135-5280-1045-5280-4181" svg:viewBox="0 0 5281 4182">
          <text:p/>
        </draw:connector>
        <draw:custom-shape draw:style-name="gr42" draw:text-style-name="P2" xml:id="id40" draw:id="id40" draw:layer="layout" svg:width="4.826cm" svg:height="0.762cm" svg:x="1cm" svg:y="2.132cm">
          <text:p text:style-name="P2">Start Ga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curve" svg:x1="3.413cm" svg:y1="2.894cm" svg:x2="3.413cm" svg:y2="3.681cm" draw:start-shape="id40" draw:start-glue-point="6" draw:end-shape="id27" draw:end-glue-point="4" svg:d="M3413 2894v787" svg:viewBox="0 0 1 7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21:30:21.769242514</meta:creation-date>
    <dc:date>2022-08-24T11:57:23.353144513</dc:date>
    <meta:editing-duration>PT25M16S</meta:editing-duration>
    <meta:editing-cycles>3</meta:editing-cycles>
    <meta:generator>LibreOffice/6.4.7.2$Linux_X86_64 LibreOffice_project/40$Build-2</meta:generator>
    <meta:document-statistic meta:object-count="122"/>
  </office:meta>
</office:document-meta>
</file>